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 table:number-columns-spanned="6" table:number-rows-spanned="2">
            <text:p>GRAPH TYPE 1</text:p>
          </table:table-cell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5"/>
          <table:covered-table-cell table:style-name="Default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table:style-name="Default" office:value-type="string" calcext:value-type="string">
            <text:p>Speed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5362" calcext:value-type="float">
            <text:p>4,5362</text:p>
          </table:table-cell>
          <table:table-cell office:value-type="float" office:value="1.01082" calcext:value-type="float">
            <text:p>1,01082</text:p>
          </table:table-cell>
          <table:table-cell table:formula="of:=[.D4]/[.E4]" office:value-type="float" office:value="4.48764369521774" calcext:value-type="float">
            <text:p>4,487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.5362" calcext:value-type="float">
            <text:p>4,5362</text:p>
          </table:table-cell>
          <table:table-cell office:value-type="float" office:value="0.74436" calcext:value-type="float">
            <text:p>0,74436</text:p>
          </table:table-cell>
          <table:table-cell table:formula="of:=[.D5]/[.E5]" office:value-type="float" office:value="6.09409425546778" calcext:value-type="float">
            <text:p>6,09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.5362" calcext:value-type="float">
            <text:p>4,5362</text:p>
          </table:table-cell>
          <table:table-cell office:value-type="float" office:value="0.70827" calcext:value-type="float">
            <text:p>0,70827</text:p>
          </table:table-cell>
          <table:table-cell table:formula="of:=[.D6]/[.E6]" office:value-type="float" office:value="6.40461970717382" calcext:value-type="float">
            <text:p>6,40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.5362" calcext:value-type="float">
            <text:p>4,5362</text:p>
          </table:table-cell>
          <table:table-cell office:value-type="float" office:value="0.74675" calcext:value-type="float">
            <text:p>0,74675</text:p>
          </table:table-cell>
          <table:table-cell table:formula="of:=[.D7]/[.E7]" office:value-type="float" office:value="6.07458988952126" calcext:value-type="float">
            <text:p>6,074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.5362" calcext:value-type="float">
            <text:p>4,5362</text:p>
          </table:table-cell>
          <table:table-cell office:value-type="float" office:value="0.83695" calcext:value-type="float">
            <text:p>0,83695</text:p>
          </table:table-cell>
          <table:table-cell table:formula="of:=[.D8]/[.E8]" office:value-type="float" office:value="5.41991755779915" calcext:value-type="float">
            <text:p>5,419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8.90119" calcext:value-type="float">
            <text:p>8,90119</text:p>
          </table:table-cell>
          <table:table-cell office:value-type="float" office:value="1.50581" calcext:value-type="float">
            <text:p>1,50581</text:p>
          </table:table-cell>
          <table:table-cell table:formula="of:=[.D10]/[.E10]" office:value-type="float" office:value="5.91123050052796" calcext:value-type="float">
            <text:p>5,91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.90119" calcext:value-type="float">
            <text:p>8,90119</text:p>
          </table:table-cell>
          <table:table-cell office:value-type="float" office:value="1.01399" calcext:value-type="float">
            <text:p>1,01399</text:p>
          </table:table-cell>
          <table:table-cell table:formula="of:=[.D11]/[.E11]" office:value-type="float" office:value="8.77838045740096" calcext:value-type="float">
            <text:p>8,778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8.90119" calcext:value-type="float">
            <text:p>8,90119</text:p>
          </table:table-cell>
          <table:table-cell office:value-type="float" office:value="0.8445" calcext:value-type="float">
            <text:p>0,8445</text:p>
          </table:table-cell>
          <table:table-cell table:formula="of:=[.D12]/[.E12]" office:value-type="float" office:value="10.5401894612197" calcext:value-type="float">
            <text:p>10,54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8.90119" calcext:value-type="float">
            <text:p>8,90119</text:p>
          </table:table-cell>
          <table:table-cell office:value-type="float" office:value="0.82742" calcext:value-type="float">
            <text:p>0,82742</text:p>
          </table:table-cell>
          <table:table-cell table:formula="of:=[.D13]/[.E13]" office:value-type="float" office:value="10.7577651011578" calcext:value-type="float">
            <text:p>10,757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8.90119" calcext:value-type="float">
            <text:p>8,90119</text:p>
          </table:table-cell>
          <table:table-cell office:value-type="float" office:value="0.86717" calcext:value-type="float">
            <text:p>0,86717</text:p>
          </table:table-cell>
          <table:table-cell table:formula="of:=[.D14]/[.E14]" office:value-type="float" office:value="10.2646424576496" calcext:value-type="float">
            <text:p>10,264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6.53056" calcext:value-type="float">
            <text:p>16,53056</text:p>
          </table:table-cell>
          <table:table-cell office:value-type="float" office:value="2.29137" calcext:value-type="float">
            <text:p>2,29137</text:p>
          </table:table-cell>
          <table:table-cell table:formula="of:=[.D16]/[.E16]" office:value-type="float" office:value="7.2142691926664" calcext:value-type="float">
            <text:p>7,214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6.53056" calcext:value-type="float">
            <text:p>16,53056</text:p>
          </table:table-cell>
          <table:table-cell office:value-type="float" office:value="1.39583" calcext:value-type="float">
            <text:p>1,39583</text:p>
          </table:table-cell>
          <table:table-cell table:formula="of:=[.D17]/[.E17]" office:value-type="float" office:value="11.8428175350867" calcext:value-type="float">
            <text:p>11,842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6.53056" calcext:value-type="float">
            <text:p>16,53056</text:p>
          </table:table-cell>
          <table:table-cell office:value-type="float" office:value="1.018" calcext:value-type="float">
            <text:p>1,018</text:p>
          </table:table-cell>
          <table:table-cell table:formula="of:=[.D18]/[.E18]" office:value-type="float" office:value="16.2382711198428" calcext:value-type="float">
            <text:p>16,238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6.53056" calcext:value-type="float">
            <text:p>16,53056</text:p>
          </table:table-cell>
          <table:table-cell office:value-type="float" office:value="0.94628" calcext:value-type="float">
            <text:p>0,94628</text:p>
          </table:table-cell>
          <table:table-cell table:formula="of:=[.D19]/[.E19]" office:value-type="float" office:value="17.4689943779854" calcext:value-type="float">
            <text:p>17,468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16.53056" calcext:value-type="float">
            <text:p>16,53056</text:p>
          </table:table-cell>
          <table:table-cell office:value-type="float" office:value="0.98208" calcext:value-type="float">
            <text:p>0,98208</text:p>
          </table:table-cell>
          <table:table-cell table:formula="of:=[.D20]/[.E20]" office:value-type="float" office:value="16.832192896709" calcext:value-type="float">
            <text:p>16,832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27.31928" calcext:value-type="float">
            <text:p>27,31928</text:p>
          </table:table-cell>
          <table:table-cell office:value-type="float" office:value="3.17889" calcext:value-type="float">
            <text:p>3,17889</text:p>
          </table:table-cell>
          <table:table-cell table:formula="of:=[.D22]/[.E22]" office:value-type="float" office:value="8.59396833485902" calcext:value-type="float">
            <text:p>8,59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7.31928" calcext:value-type="float">
            <text:p>27,31928</text:p>
          </table:table-cell>
          <table:table-cell office:value-type="float" office:value="1.90914" calcext:value-type="float">
            <text:p>1,90914</text:p>
          </table:table-cell>
          <table:table-cell table:formula="of:=[.D23]/[.E23]" office:value-type="float" office:value="14.3097310831055" calcext:value-type="float">
            <text:p>14,30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7.31928" calcext:value-type="float">
            <text:p>27,31928</text:p>
          </table:table-cell>
          <table:table-cell office:value-type="float" office:value="1.29956" calcext:value-type="float">
            <text:p>1,29956</text:p>
          </table:table-cell>
          <table:table-cell table:formula="of:=[.D24]/[.E24]" office:value-type="float" office:value="21.0219458893779" calcext:value-type="float">
            <text:p>21,021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27.31928" calcext:value-type="float">
            <text:p>27,31928</text:p>
          </table:table-cell>
          <table:table-cell office:value-type="float" office:value="1.08537" calcext:value-type="float">
            <text:p>1,08537</text:p>
          </table:table-cell>
          <table:table-cell table:formula="of:=[.D25]/[.E25]" office:value-type="float" office:value="25.1704764273934" calcext:value-type="float">
            <text:p>25,170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27.31928" calcext:value-type="float">
            <text:p>27,31928</text:p>
          </table:table-cell>
          <table:table-cell office:value-type="float" office:value="1.04058" calcext:value-type="float">
            <text:p>1,04058</text:p>
          </table:table-cell>
          <table:table-cell table:formula="of:=[.D26]/[.E26]" office:value-type="float" office:value="26.2538968652098" calcext:value-type="float">
            <text:p>26,253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2">
            <text:p>GRAPH TYPE 2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38017" calcext:value-type="float">
            <text:p>1,38017</text:p>
          </table:table-cell>
          <table:table-cell office:value-type="float" office:value="0.56837" calcext:value-type="float">
            <text:p>0,56837</text:p>
          </table:table-cell>
          <table:table-cell table:formula="of:=[.D31]/[.E31]" office:value-type="float" office:value="2.42829494871299" calcext:value-type="float">
            <text:p>2,428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.38017" calcext:value-type="float">
            <text:p>1,38017</text:p>
          </table:table-cell>
          <table:table-cell office:value-type="float" office:value="0.47723" calcext:value-type="float">
            <text:p>0,47723</text:p>
          </table:table-cell>
          <table:table-cell table:formula="of:=[.D32]/[.E32]" office:value-type="float" office:value="2.89204366867129" calcext:value-type="float">
            <text:p>2,892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.38017" calcext:value-type="float">
            <text:p>1,38017</text:p>
          </table:table-cell>
          <table:table-cell office:value-type="float" office:value="0.74285" calcext:value-type="float">
            <text:p>0,74285</text:p>
          </table:table-cell>
          <table:table-cell table:formula="of:=[.D33]/[.E33]" office:value-type="float" office:value="1.85793901864441" calcext:value-type="float">
            <text:p>1,85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.38017" calcext:value-type="float">
            <text:p>1,38017</text:p>
          </table:table-cell>
          <table:table-cell office:value-type="float" office:value="0.52028" calcext:value-type="float">
            <text:p>0,52028</text:p>
          </table:table-cell>
          <table:table-cell table:formula="of:=[.D34]/[.E34]" office:value-type="float" office:value="2.65274467594372" calcext:value-type="float">
            <text:p>2,652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.38017" calcext:value-type="float">
            <text:p>1,38017</text:p>
          </table:table-cell>
          <table:table-cell office:value-type="float" office:value="0.55736" calcext:value-type="float">
            <text:p>0,55736</text:p>
          </table:table-cell>
          <table:table-cell table:formula="of:=[.D35]/[.E35]" office:value-type="float" office:value="2.47626309745945" calcext:value-type="float">
            <text:p>2,476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.22149" calcext:value-type="float">
            <text:p>2,22149</text:p>
          </table:table-cell>
          <table:table-cell office:value-type="float" office:value="0.7846" calcext:value-type="float">
            <text:p>0,7846</text:p>
          </table:table-cell>
          <table:table-cell table:formula="of:=[.D37]/[.E37]" office:value-type="float" office:value="2.83136630130003" calcext:value-type="float">
            <text:p>2,831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.22149" calcext:value-type="float">
            <text:p>2,22149</text:p>
          </table:table-cell>
          <table:table-cell office:value-type="float" office:value="0.62125" calcext:value-type="float">
            <text:p>0,62125</text:p>
          </table:table-cell>
          <table:table-cell table:formula="of:=[.D38]/[.E38]" office:value-type="float" office:value="3.57583903420523" calcext:value-type="float">
            <text:p>3,575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.22149" calcext:value-type="float">
            <text:p>2,22149</text:p>
          </table:table-cell>
          <table:table-cell office:value-type="float" office:value="0.55247" calcext:value-type="float">
            <text:p>0,55247</text:p>
          </table:table-cell>
          <table:table-cell table:formula="of:=[.D39]/[.E39]" office:value-type="float" office:value="4.02101471573117" calcext:value-type="float">
            <text:p>4,02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2.22149" calcext:value-type="float">
            <text:p>2,22149</text:p>
          </table:table-cell>
          <table:table-cell office:value-type="float" office:value="0.56784" calcext:value-type="float">
            <text:p>0,56784</text:p>
          </table:table-cell>
          <table:table-cell table:formula="of:=[.D40]/[.E40]" office:value-type="float" office:value="3.91217596506058" calcext:value-type="float">
            <text:p>3,912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.22149" calcext:value-type="float">
            <text:p>2,22149</text:p>
          </table:table-cell>
          <table:table-cell office:value-type="float" office:value="0.59369" calcext:value-type="float">
            <text:p>0,59369</text:p>
          </table:table-cell>
          <table:table-cell table:formula="of:=[.D41]/[.E41]" office:value-type="float" office:value="3.74183496437535" calcext:value-type="float">
            <text:p>3,741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3.47034" calcext:value-type="float">
            <text:p>3,47034</text:p>
          </table:table-cell>
          <table:table-cell office:value-type="float" office:value="1.12104" calcext:value-type="float">
            <text:p>1,12104</text:p>
          </table:table-cell>
          <table:table-cell table:formula="of:=[.D43]/[.E43]" office:value-type="float" office:value="3.09564333119246" calcext:value-type="float">
            <text:p>3,09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3.47034" calcext:value-type="float">
            <text:p>3,47034</text:p>
          </table:table-cell>
          <table:table-cell office:value-type="float" office:value="0.8443" calcext:value-type="float">
            <text:p>0,8443</text:p>
          </table:table-cell>
          <table:table-cell table:formula="of:=[.D44]/[.E44]" office:value-type="float" office:value="4.11031623830392" calcext:value-type="float">
            <text:p>4,11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3.47034" calcext:value-type="float">
            <text:p>3,47034</text:p>
          </table:table-cell>
          <table:table-cell office:value-type="float" office:value="0.68859" calcext:value-type="float">
            <text:p>0,68859</text:p>
          </table:table-cell>
          <table:table-cell table:formula="of:=[.D45]/[.E45]" office:value-type="float" office:value="5.03977693547684" calcext:value-type="float">
            <text:p>5,039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3.47034" calcext:value-type="float">
            <text:p>3,47034</text:p>
          </table:table-cell>
          <table:table-cell office:value-type="float" office:value="0.64433" calcext:value-type="float">
            <text:p>0,64433</text:p>
          </table:table-cell>
          <table:table-cell table:formula="of:=[.D46]/[.E46]" office:value-type="float" office:value="5.38596681824531" calcext:value-type="float">
            <text:p>5,38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3.47034" calcext:value-type="float">
            <text:p>3,47034</text:p>
          </table:table-cell>
          <table:table-cell office:value-type="float" office:value="0.64884" calcext:value-type="float">
            <text:p>0,64884</text:p>
          </table:table-cell>
          <table:table-cell table:formula="of:=[.D47]/[.E47]" office:value-type="float" office:value="5.3485296837433" calcext:value-type="float">
            <text:p>5,3485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5.65179" calcext:value-type="float">
            <text:p>5,65179</text:p>
          </table:table-cell>
          <table:table-cell office:value-type="float" office:value="1.74951" calcext:value-type="float">
            <text:p>1,74951</text:p>
          </table:table-cell>
          <table:table-cell table:formula="of:=[.D49]/[.E49]" office:value-type="float" office:value="3.23049882538539" calcext:value-type="float">
            <text:p>3,230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5.65179" calcext:value-type="float">
            <text:p>5,65179</text:p>
          </table:table-cell>
          <table:table-cell office:value-type="float" office:value="1.19527" calcext:value-type="float">
            <text:p>1,19527</text:p>
          </table:table-cell>
          <table:table-cell table:formula="of:=[.D50]/[.E50]" office:value-type="float" office:value="4.72846302509057" calcext:value-type="float">
            <text:p>4,728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5.65179" calcext:value-type="float">
            <text:p>5,65179</text:p>
          </table:table-cell>
          <table:table-cell office:value-type="float" office:value="0.89846" calcext:value-type="float">
            <text:p>0,89846</text:p>
          </table:table-cell>
          <table:table-cell table:formula="of:=[.D51]/[.E51]" office:value-type="float" office:value="6.29053046323709" calcext:value-type="float">
            <text:p>6,29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5.65179" calcext:value-type="float">
            <text:p>5,65179</text:p>
          </table:table-cell>
          <table:table-cell office:value-type="float" office:value="0.7537" calcext:value-type="float">
            <text:p>0,7537</text:p>
          </table:table-cell>
          <table:table-cell table:formula="of:=[.D52]/[.E52]" office:value-type="float" office:value="7.49872628366724" calcext:value-type="float">
            <text:p>7,498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5.65179" calcext:value-type="float">
            <text:p>5,65179</text:p>
          </table:table-cell>
          <table:table-cell office:value-type="float" office:value="0.67413" calcext:value-type="float">
            <text:p>0,67413</text:p>
          </table:table-cell>
          <table:table-cell table:formula="of:=[.D53]/[.E53]" office:value-type="float" office:value="8.38382804503582" calcext:value-type="float">
            <text:p>8,38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5:48:21.913368798</meta:creation-date>
    <dc:date>2016-05-11T16:01:00.728004100</dc:date>
    <meta:editing-duration>PT12M39S</meta:editing-duration>
    <meta:editing-cycles>1</meta:editing-cycles>
    <meta:document-statistic meta:table-count="1" meta:cell-count="254" meta:object-count="0"/>
    <meta:generator>LibreOffice/5.0.5.2$Linux_X86_64 LibreOffice_project/00m0$Build-2</meta:generator>
  </office:meta>
</office:document-meta>
</file>